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fo:font-style="normal" style:text-underline-style="none" fo:font-weight="normal"/>
    </style:style>
    <style:style style:name="ce4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2pt" style:text-underline-style="none" fo:font-weight="normal"/>
    </style:style>
    <style:style style:name="ce4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4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5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50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5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5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2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number:percentage-style style:name="N16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16:30.442000000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16:30.4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06:55</meta:creation-date>
    <dc:date>2025-07-14T18:17:25.957000000</dc:date>
    <meta:print-date>2019-12-10T15:22:29.903000000</meta:print-date>
    <dc:language>pt-PT</dc:language>
    <meta:editing-cycles>572</meta:editing-cycles>
    <meta:editing-duration>PT23H55M30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